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4.078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2.8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44"/>
    <style:style style:name="ce6" style:family="table-cell" style:parent-style-name="Default">
      <style:text-properties style:use-window-font-color="tru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4" table:default-cell-style-name="ce3"/>
        <table:table-column table:style-name="co3" table:default-cell-style-name="ce3"/>
        <table:table-column table:style-name="co5" table:default-cell-style-name="ce6"/>
        <table:table-column table:style-name="co6" table:default-cell-style-name="ce6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EJERCICIOS CORRESPONDIENTES AL BLOQUE 1 DE LA ASIGNATURA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>
            <text:p>DATOS GENERALES </text:p>
          </table:table-cell>
          <table:table-cell table:style-name="Default" table:number-columns-repeated="2"/>
          <table:table-cell table:style-name="Default" office:value-type="string">
            <text:p>DATOS ORDENADOS 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Municipio</text:p>
          </table:table-cell>
          <table:table-cell table:style-name="ce1" office:value-type="string">
            <text:p>Empresas</text:p>
          </table:table-cell>
          <table:table-cell table:style-name="ce1"/>
          <table:table-cell table:style-name="ce1" office:value-type="string">
            <text:p>Municipio</text:p>
          </table:table-cell>
          <table:table-cell table:style-name="ce1" office:value-type="string">
            <text:p>Empresas</text:p>
          </table:table-cell>
          <table:table-cell table:number-columns-repeated="2"/>
          <table:table-cell table:style-name="ce2" office:value-type="string">
            <text:p>Agrupación en intervalo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Frecuencia absoluta</text:p>
          </table:table-cell>
          <table:table-cell table:style-name="Default" table:number-columns-repeated="2"/>
          <table:table-cell table:style-name="ce2" office:value-type="string">
            <text:p>Frecuencia absoluta</text:p>
          </table:table-cell>
          <table:table-cell table:number-columns-repeated="10"/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/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ni</text:p>
          </table:table-cell>
          <table:table-cell office:value-type="string">
            <text:p>Ni</text:p>
          </table:table-cell>
          <table:table-cell office:value-type="string">
            <text:p>fi</text:p>
          </table:table-cell>
          <table:table-cell office:value-type="string">
            <text:p>Fi</text:p>
          </table:table-cell>
          <table:table-cell office:value-type="string">
            <text:p>%</text:p>
          </table:table-cell>
          <table:table-cell office:value-type="string">
            <text:p>% acumulado</text:p>
          </table:table-cell>
          <table:table-cell office:value-type="string">
            <text:p>Marca de clase</text:p>
          </table:table-cell>
        </table:table-row>
        <table:table-row table:style-name="ro1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&lt;50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.24">
            <text:p>0,24</text:p>
          </table:table-cell>
          <table:table-cell table:number-columns-repeated="2" office:value-type="float" office:value="0.2388">
            <text:p>0,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lcudia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[50, 250)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0.37">
            <text:p>0,37</text:p>
          </table:table-cell>
          <table:table-cell office:value-type="float" office:value="0.61">
            <text:p>0,61</text:p>
          </table:table-cell>
          <table:table-cell office:value-type="float" office:value="0.3731">
            <text:p>0,37</text:p>
          </table:table-cell>
          <table:table-cell office:value-type="float" office:value="0.612">
            <text:p>0,6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[250, 500)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0.15">
            <text:p>0,15</text:p>
          </table:table-cell>
          <table:table-cell office:value-type="float" office:value="0.76">
            <text:p>0,76</text:p>
          </table:table-cell>
          <table:table-cell office:value-type="float" office:value="0.149">
            <text:p>0,15</text:p>
          </table:table-cell>
          <table:table-cell office:value-type="float" office:value="0.7609">
            <text:p>0,76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/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[500; 750)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0.09">
            <text:p>0,09</text:p>
          </table:table-cell>
          <table:table-cell office:value-type="float" office:value="0.85">
            <text:p>0,85</text:p>
          </table:table-cell>
          <table:table-cell office:value-type="float" office:value="0.0895">
            <text:p>0,09</text:p>
          </table:table-cell>
          <table:table-cell office:value-type="float" office:value="0.8504">
            <text:p>0,85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[750, 1000)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0.04">
            <text:p>0,04</text:p>
          </table:table-cell>
          <table:table-cell office:value-type="float" office:value="0.89">
            <text:p>0,89</text:p>
          </table:table-cell>
          <table:table-cell office:value-type="float" office:value="0.0447">
            <text:p>0,04</text:p>
          </table:table-cell>
          <table:table-cell office:value-type="float" office:value="0.8951">
            <text:p>0,9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/>
          <table:table-cell office:value-type="string">
            <text:p>Buger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&gt;1000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office:value-type="float" office:value="0.1044">
            <text:p>0,1</text:p>
          </table:table-cell>
          <table:table-cell office:value-type="float" office:value="0.9995">
            <text:p>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total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2" office:value-type="string">
            <text:p>Moda o intervalo modal</text:p>
          </table:table-cell>
          <table:table-cell/>
          <table:table-cell office:value-type="string">
            <text:p>[50, 250)</text:p>
          </table:table-cell>
          <table:table-cell table:number-columns-repeated="5"/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2" office:value-type="string">
            <text:p>Mediana o 2 Cuartil </text:p>
          </table:table-cell>
          <table:table-cell/>
          <table:table-cell office:value-type="string">
            <text:p>50% de 67= 33,5</text:p>
          </table:table-cell>
          <table:table-cell/>
          <table:table-cell office:value-type="string">
            <text:p>Miramos el intervalo en el quela Ni sea inmediatamente superior a 33,5.</text:p>
          </table:table-cell>
          <table:table-cell table:number-columns-repeated="3"/>
        </table:table-row>
        <table:table-row table:style-name="ro1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/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table:number-columns-repeated="5"/>
          <table:table-cell office:value-type="string">
            <text:p>El intervalo donde encontramos la mediana es: [50, 250).</text:p>
          </table:table-cell>
          <table:table-cell table:number-columns-repeated="4"/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table:number-columns-repeated="2"/>
          <table:table-cell table:style-name="ce2" office:value-type="string">
            <text:p>Media </text:p>
          </table:table-cell>
          <table:table-cell/>
          <table:table-cell office:value-type="string">
            <text:p>(25·16+150·25+375·10+625·6+875·3+2000·7) : 67 = 422,01</text:p>
          </table:table-cell>
          <table:table-cell table:number-columns-repeated="5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/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2"/>
          <table:table-cell table:style-name="ce2" office:value-type="string">
            <text:p>Q1</text:p>
          </table:table-cell>
          <table:table-cell/>
          <table:table-cell office:value-type="string">
            <text:p>25% de 67= 16,75. <text:s/>Miramos el intervalo que Ni sea superior a 16,75, y es 41. Por lo tanto, el intervalo donde encontramos el Q1 es [50, 250)</text:p>
          </table:table-cell>
          <table:table-cell table:number-columns-repeated="5"/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/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number-columns-repeated="2"/>
          <table:table-cell table:style-name="ce2" office:value-type="string">
            <text:p>Q3</text:p>
          </table:table-cell>
          <table:table-cell/>
          <table:table-cell office:value-type="string">
            <text:p>75% de 67= 50,25. Miramos el intervalo donde Ni sea superior a 50,25, y es 51, por lo que el intervalo donde encontramos Q3 es el [250,500)</text:p>
          </table:table-cell>
          <table:table-cell table:number-columns-repeated="5"/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/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string">
            <text:p>Ciutadella de Menorca</text:p>
          </table:table-cell>
          <table:table-cell office:value-type="float" office:value="1065">
            <text:p>1065</text:p>
          </table:table-cell>
          <table:table-cell/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table:number-columns-repeated="2"/>
          <table:table-cell table:style-name="ce2" office:value-type="string">
            <text:p>Diagrama de barras de Frecuencias absolutas</text:p>
          </table:table-cell>
          <table:table-cell table:number-columns-repeated="7"/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Llubi</text:p>
          </table:table-cell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Villafranca de Bonany</text:p>
          </table:table-cell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Valldemosa</text:p>
          </table:table-cell>
          <table:table-cell office:value-type="float" office:value="72">
            <text:p>72</text:p>
          </table:table-cell>
          <table:table-cell table:number-columns-repeated="2"/>
          <table:table-cell>
            <draw:frame table:end-cell-address="Hoja1.M39" table:end-x="1.723cm" table:end-y="0.432cm" draw:z-index="1" draw:style-name="gr1" svg:width="13.52cm" svg:height="6.382cm" svg:x="1.659cm" svg:y="0.372cm">
              <draw:object draw:notify-on-update-of-ranges="Hoja1.H7:Hoja1.H12 Hoja1.I7:Hoja1.I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/>
          <table:table-cell office:value-type="string">
            <text:p>Montuiri</text:p>
          </table:table-cell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10"/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10"/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/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table:number-columns-repeated="10"/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/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10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/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10"/>
        </table:table-row>
        <table:table-row table:style-name="ro1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10"/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10"/>
        </table:table-row>
        <table:table-row table:style-name="ro1">
          <table:table-cell office:value-type="string">
            <text:p>Llubi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10"/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/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10"/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/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10"/>
        </table:table-row>
        <table:table-row table:style-name="ro1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10"/>
        </table:table-row>
        <table:table-row table:style-name="ro1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/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table:number-columns-repeated="2"/>
          <table:table-cell table:style-name="ce2" table:number-columns-repeated="3"/>
          <table:table-cell table:number-columns-repeated="5"/>
        </table:table-row>
        <table:table-row table:style-name="ro1"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10"/>
        </table:table-row>
        <table:table-row table:style-name="ro1"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/>
          <table:table-cell office:value-type="string">
            <text:p>Sant Lluis</text:p>
          </table:table-cell>
          <table:table-cell office:value-type="float" office:value="199">
            <text:p>199</text:p>
          </table:table-cell>
          <table:table-cell table:number-columns-repeated="2"/>
          <table:table-cell table:style-name="ce2" office:value-type="string">
            <text:p>Diagrama de tarta de porcentajes</text:p>
          </table:table-cell>
          <table:table-cell table:number-columns-repeated="7"/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Santa Maria del Cami</text:p>
          </table:table-cell>
          <table:table-cell office:value-type="float" office:value="200">
            <text:p>200</text:p>
          </table:table-cell>
          <table:table-cell table:number-columns-repeated="10"/>
        </table:table-row>
        <table:table-row table:style-name="ro1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10"/>
        </table:table-row>
        <table:table-row table:style-name="ro1">
          <table:table-cell office:value-type="string">
            <text:p>Montuiri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number-columns-repeated="2"/>
          <table:table-cell>
            <draw:frame table:end-cell-address="Hoja1.M60" table:end-x="1.64cm" table:end-y="0.188cm" draw:z-index="0" draw:style-name="gr1" svg:width="13.52cm" svg:height="6.382cm" svg:x="1.576cm" svg:y="0.128cm">
              <draw:object draw:notify-on-update-of-ranges="Hoja1.H7:Hoja1.H12 Hoja1.I7:Hoja1.I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/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10"/>
        </table:table-row>
        <table:table-row table:style-name="ro1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/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table:number-columns-repeated="10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10"/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/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10"/>
        </table:table-row>
        <table:table-row table:style-name="ro1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/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10"/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/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10"/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10"/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/>
          <table:table-cell office:value-type="string">
            <text:p>Soller</text:p>
          </table:table-cell>
          <table:table-cell office:value-type="float" office:value="447">
            <text:p>447</text:p>
          </table:table-cell>
          <table:table-cell table:number-columns-repeated="10"/>
        </table:table-row>
        <table:table-row table:style-name="ro1"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/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number-columns-repeated="10"/>
        </table:table-row>
        <table:table-row table:style-name="ro1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10"/>
        </table:table-row>
        <table:table-row table:style-name="ro1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Santanyi</text:p>
          </table:table-cell>
          <table:table-cell office:value-type="float" office:value="523">
            <text:p>523</text:p>
          </table:table-cell>
          <table:table-cell table:number-columns-repeated="10"/>
        </table:table-row>
        <table:table-row table:style-name="ro1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/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10"/>
        </table:table-row>
        <table:table-row table:style-name="ro1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Alcudia</text:p>
          </table:table-cell>
          <table:table-cell office:value-type="float" office:value="645">
            <text:p>645</text:p>
          </table:table-cell>
          <table:table-cell table:number-columns-repeated="10"/>
        </table:table-row>
        <table:table-row table:style-name="ro1">
          <table:table-cell office:value-type="string">
            <text:p>Sant Lluis 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10"/>
        </table:table-row>
        <table:table-row table:style-name="ro1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 table:number-columns-repeated="10"/>
        </table:table-row>
        <table:table-row table:style-name="ro1">
          <table:table-cell office:value-type="string">
            <text:p>Santa Eulària del riu</text:p>
          </table:table-cell>
          <table:table-cell office:value-type="float" office:value="1187">
            <text:p>1187</text:p>
          </table:table-cell>
          <table:table-cell/>
          <table:table-cell office:value-type="string">
            <text:p>Sant Joan de Sa Talaia</text:p>
          </table:table-cell>
          <table:table-cell office:value-type="float" office:value="710">
            <text:p>710</text:p>
          </table:table-cell>
          <table:table-cell table:number-columns-repeated="10"/>
        </table:table-row>
        <table:table-row table:style-name="ro1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/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10"/>
        </table:table-row>
        <table:table-row table:style-name="ro1"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10"/>
        </table:table-row>
        <table:table-row table:style-name="ro1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/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table:number-columns-repeated="10"/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Ciutadella de menorca</text:p>
          </table:table-cell>
          <table:table-cell office:value-type="float" office:value="1065">
            <text:p>1065</text:p>
          </table:table-cell>
          <table:table-cell table:number-columns-repeated="10"/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Santa Eulàlia del riu</text:p>
          </table:table-cell>
          <table:table-cell office:value-type="float" office:value="1187">
            <text:p>1187</text:p>
          </table:table-cell>
          <table:table-cell table:number-columns-repeated="10"/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10"/>
        </table:table-row>
        <table:table-row table:style-name="ro1">
          <table:table-cell office:value-type="string">
            <text:p>Soller</text:p>
          </table:table-cell>
          <table:table-cell office:value-type="float" office:value="447">
            <text:p>447</text:p>
          </table:table-cell>
          <table:table-cell/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10"/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/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table:number-columns-repeated="10"/>
        </table:table-row>
        <table:table-row table:style-name="ro1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Eivisa</text:p>
          </table:table-cell>
          <table:table-cell office:value-type="float" office:value="2374">
            <text:p>2374</text:p>
          </table:table-cell>
          <table:table-cell table:number-columns-repeated="10"/>
        </table:table-row>
        <table:table-row table:style-name="ro1">
          <table:table-cell office:value-type="string">
            <text:p>Villafranca de Bonany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table:number-columns-repeated="10"/>
        </table:table-row>
        <table:table-row table:style-name="ro1">
          <table:table-cell office:value-type="string">
            <text:p>TOTAL</text:p>
          </table:table-cell>
          <table:table-cell table:style-name="Default" table:formula="of:=SUM([.B6:.B72])" office:value-type="float" office:value="37931">
            <text:p>37931</text:p>
          </table:table-cell>
          <table:table-cell table:style-name="Default"/>
          <table:table-cell table:style-name="Default" office:value-type="string">
            <text:p>TOTAL</text:p>
          </table:table-cell>
          <table:table-cell office:value-type="float" office:value="37931">
            <text:p>37931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" office:value-type="string">
            <text:p>Moda</text:p>
          </table:table-cell>
          <table:table-cell table:style-name="ce4" office:value-type="float" office:value="116">
            <text:p>116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2" office:value-type="string">
            <text:p>Media </text:p>
          </table:table-cell>
          <table:table-cell table:style-name="Default" office:value-type="string">
            <text:p>37931/67= 566,13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2"/>
          <table:table-cell table:style-name="ce5"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2" office:value-type="string">
            <text:p>Mediana, 1Q y 3Q: <text:span text:style-name="T1">Las medidas de posición, son propias de las variables cuantitativas, por lo que en este caso, no tendria sentido calcularlos al ser una variable cualitativa</text:span>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"/>
          <table:table-cell table:style-name="Default" table:number-columns-repeated="4"/>
          <table:table-cell table:number-columns-repeated="10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0">20/03/2011</text:date>, <text:time>18:15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a Company Contreras</meta:initial-creator>
    <meta:creation-date>2011-03-14T12:26:00.17</meta:creation-date>
    <dc:date>2011-03-20T18:15:35.48</dc:date>
    <dc:creator>Ana Company Contreras</dc:creator>
    <meta:editing-duration>PT04H52M29S</meta:editing-duration>
    <meta:editing-cycles>8</meta:editing-cycles>
    <meta:generator>OpenOffice.org/3.2$Win32 OpenOffice.org_project/320m12$Build-9483</meta:generator>
    <meta:document-statistic meta:table-count="3" meta:cell-count="3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21cm" svg:height="6.383cm" xlink:href=".." chart:class="chart:circle" chart:style-name="ch1">
        <chart:plot-area chart:style-name="ch2" table:cell-range-address="Hoja1.H7:Hoja1.I12" chart:data-source-has-labels="column" svg:x="0.466cm" svg:y="0.283cm" svg:width="12.667cm" svg:height="5.997cm">
          <chart:axis chart:dimension="x" chart:name="primary-x" chart:style-name="ch3">
            <chart:categories table:cell-range-address="Hoja1.H7:Hoja1.H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I7:Hoja1.I12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 text:id="Hoja1.H7:Hoja1.H12">&lt;50</text:p>
              </table:table-cell>
              <table:table-cell office:value-type="float" office:value="16">
                <text:p text:id="Hoja1.I7:Hoja1.I12">16</text:p>
              </table:table-cell>
            </table:table-row>
            <table:table-row>
              <table:table-cell office:value-type="string">
                <text:p>[50, 250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250, 500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00; 750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750, 100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chart-properties chart:solid-type="cuboid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21cm" svg:height="6.383cm" xlink:href=".." chart:class="chart:bar" chart:style-name="ch1">
        <chart:plot-area chart:style-name="ch2" table:cell-range-address="Hoja1.H7:Hoja1.I12" chart:data-source-has-labels="column" svg:x="0.466cm" svg:y="0.283cm" svg:width="12.667cm" svg:height="5.997cm">
          <chart:axis chart:dimension="x" chart:name="primary-x" chart:style-name="ch3">
            <chart:categories table:cell-range-address="Hoja1.H7:Hoja1.H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I7:Hoja1.I12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 text:id="Hoja1.H7:Hoja1.H12">&lt;50</text:p>
              </table:table-cell>
              <table:table-cell office:value-type="float" office:value="16">
                <text:p text:id="Hoja1.I7:Hoja1.I12">16</text:p>
              </table:table-cell>
            </table:table-row>
            <table:table-row>
              <table:table-cell office:value-type="string">
                <text:p>[50, 250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250, 500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00; 750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750, 100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